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" style:family="table-cell" style:parent-style-name="Warning">
      <style:table-cell-properties fo:border="0.74pt solid #ff0000"/>
    </style:style>
    <style:style style:name="ce8" style:family="table-cell" style:parent-style-name="Default">
      <style:table-cell-properties fo:background-color="#00a933" fo:border="0.74pt solid #ff0000"/>
    </style:style>
    <style:style style:name="ce4" style:family="table-cell" style:parent-style-name="Default">
      <style:table-cell-properties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8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2</text:p>
          </table:table-cell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4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"/>
          <table:table-cell table:style-name="ce4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 style:data-style-name="N2" text:time-value="18:50:26.017397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2T18:50:36.669888371</dc:date>
    <meta:editing-duration>P3DT5H30S</meta:editing-duration>
    <meta:editing-cycles>34</meta:editing-cycles>
    <meta:generator>LibreOffice/7.6.2.1$MacOSX_X86_64 LibreOffice_project/56f7684011345957bbf33a7ee678afaf4d2ba333</meta:generator>
    <meta:print-date>2024-05-31T02:42:33.889563375</meta:print-date>
    <meta:printed-by>PDF files</meta:printed-by>
    <meta:document-statistic meta:table-count="1" meta:cell-count="22" meta:object-count="0"/>
  </office:meta>
</office:document-meta>
</file>